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a8322" officeooo:paragraph-rsid="001a8322"/>
    </style:style>
    <style:style style:name="P2" style:family="paragraph" style:parent-style-name="Text_20_body">
      <style:text-properties officeooo:rsid="001c6eb3" officeooo:paragraph-rsid="001c6eb3"/>
    </style:style>
    <style:style style:name="P3" style:family="paragraph" style:parent-style-name="Text_20_body">
      <style:text-properties officeooo:rsid="001e3b8c" officeooo:paragraph-rsid="00324b42"/>
    </style:style>
    <style:style style:name="P4" style:family="paragraph" style:parent-style-name="Text_20_body">
      <style:text-properties officeooo:rsid="0025e728" officeooo:paragraph-rsid="003158d0"/>
    </style:style>
    <style:style style:name="P5" style:family="paragraph" style:parent-style-name="Text_20_body">
      <style:text-properties officeooo:rsid="003832e6" officeooo:paragraph-rsid="003832e6"/>
    </style:style>
    <style:style style:name="P6" style:family="paragraph" style:parent-style-name="Text_20_body">
      <style:text-properties officeooo:rsid="004053b4" officeooo:paragraph-rsid="004053b4"/>
    </style:style>
    <style:style style:name="P7" style:family="paragraph" style:parent-style-name="Text_20_body">
      <style:text-properties officeooo:rsid="004af1bd" officeooo:paragraph-rsid="004af1bd"/>
    </style:style>
    <style:style style:name="P8" style:family="paragraph" style:parent-style-name="Text_20_body">
      <style:text-properties officeooo:rsid="004e217b" officeooo:paragraph-rsid="00501dec"/>
    </style:style>
    <style:style style:name="P9" style:family="paragraph" style:parent-style-name="Text_20_body">
      <style:text-properties officeooo:rsid="00501dec" officeooo:paragraph-rsid="00501dec"/>
    </style:style>
    <style:style style:name="P10" style:family="paragraph" style:parent-style-name="Text_20_body">
      <style:text-properties officeooo:rsid="0051ec61" officeooo:paragraph-rsid="0051ec61"/>
    </style:style>
    <style:style style:name="P11" style:family="paragraph" style:parent-style-name="Text_20_body">
      <style:text-properties officeooo:rsid="0053b18d" officeooo:paragraph-rsid="0053b18d"/>
    </style:style>
    <style:style style:name="P12" style:family="paragraph" style:parent-style-name="Text_20_body">
      <style:text-properties officeooo:rsid="005a006d" officeooo:paragraph-rsid="005a006d"/>
    </style:style>
    <style:style style:name="P13" style:family="paragraph" style:parent-style-name="Text_20_body">
      <style:text-properties officeooo:rsid="005a275e" officeooo:paragraph-rsid="005a275e"/>
    </style:style>
    <style:style style:name="P14" style:family="paragraph" style:parent-style-name="Text_20_body">
      <style:text-properties officeooo:rsid="005a800c" officeooo:paragraph-rsid="005a800c"/>
    </style:style>
    <style:style style:name="P15" style:family="paragraph" style:parent-style-name="Table_20_Contents">
      <style:text-properties officeooo:rsid="003b62b4" officeooo:paragraph-rsid="003b62b4"/>
    </style:style>
    <style:style style:name="P16" style:family="paragraph" style:parent-style-name="Table_20_Contents">
      <style:text-properties fo:color="#0000ff" officeooo:rsid="003b62b4" officeooo:paragraph-rsid="003b62b4"/>
    </style:style>
    <style:style style:name="P17" style:family="paragraph" style:parent-style-name="Table_20_Contents">
      <style:text-properties fo:color="#000000" fo:font-weight="bold" officeooo:rsid="003b62b4" officeooo:paragraph-rsid="003b62b4" style:font-weight-asian="bold" style:font-weight-complex="bold"/>
    </style:style>
    <style:style style:name="P18" style:family="paragraph" style:parent-style-name="Table_20_Contents">
      <style:text-properties fo:font-weight="bold" officeooo:rsid="003b62b4" officeooo:paragraph-rsid="003b62b4" style:font-weight-asian="bold" style:font-weight-complex="bold"/>
    </style:style>
    <style:style style:name="P19" style:family="paragraph" style:parent-style-name="Header">
      <style:text-properties officeooo:rsid="005d4e4b" officeooo:paragraph-rsid="005d4e4b"/>
    </style:style>
    <style:style style:name="T1" style:family="text">
      <style:text-properties officeooo:rsid="001c8130"/>
    </style:style>
    <style:style style:name="T2" style:family="text">
      <style:text-properties officeooo:rsid="001fe45e"/>
    </style:style>
    <style:style style:name="T3" style:family="text">
      <style:text-properties officeooo:rsid="002793d8"/>
    </style:style>
    <style:style style:name="T4" style:family="text">
      <style:text-properties officeooo:rsid="003832e6"/>
    </style:style>
    <style:style style:name="T5" style:family="text">
      <style:text-properties officeooo:rsid="003d2493"/>
    </style:style>
    <style:style style:name="T6" style:family="text">
      <style:text-properties officeooo:rsid="004053b4"/>
    </style:style>
    <style:style style:name="T7" style:family="text">
      <style:text-properties officeooo:rsid="00419dc9"/>
    </style:style>
    <style:style style:name="T8" style:family="text">
      <style:text-properties officeooo:rsid="0042d08b"/>
    </style:style>
    <style:style style:name="T9" style:family="text">
      <style:text-properties officeooo:rsid="004b5cd8"/>
    </style:style>
    <style:style style:name="T10" style:family="text">
      <style:text-properties officeooo:rsid="004f2982"/>
    </style:style>
    <style:style style:name="T11" style:family="text">
      <style:text-properties officeooo:rsid="00501dec"/>
    </style:style>
    <style:style style:name="T12" style:family="text">
      <style:text-properties officeooo:rsid="005168ae"/>
    </style:style>
    <style:style style:name="T13" style:family="text">
      <style:text-properties officeooo:rsid="0051ec61"/>
    </style:style>
    <style:style style:name="T14" style:family="text">
      <style:text-properties officeooo:rsid="0052bc54"/>
    </style:style>
    <style:style style:name="T15" style:family="text">
      <style:text-properties officeooo:rsid="0053b18d"/>
    </style:style>
    <style:style style:name="T16" style:family="text">
      <style:text-properties officeooo:rsid="00545a5d"/>
    </style:style>
    <style:style style:name="T17" style:family="text">
      <style:text-properties officeooo:rsid="005491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lesystem in userspace</text:p>
      <text:h text:style-name="Heading_20_1" text:outline-level="1">Overview</text:h>
      <text:p text:style-name="P2">The assignment asks to implement a FUSE user-level file system that provides all the associated basic functionality. My system supports a tree-structured directory hierarchy with both files and subdirectories. They all have metadata associated with them. I have also changed the logging style and output to make skimming through it easier. <text:span text:style-name="T1">On top of the basic requirements, I have implemented a few extensions such as file links (hard &amp; soft), renaming, and permission checking.</text:span></text:p>
      <text:h text:style-name="Heading_20_1" text:outline-level="1">Implementation</text:h>
      <text:p text:style-name="P3">At the core of any filesystem is its File Control Block (FCB). They hold the data about the data. In my implementation, however, I have split those two fields into ‘myfcb’ and ‘meta_data’. The former contains a file’s path, permissions, users, id, and data id. The latter contains the size, the access times, and the number of links. Although the decision to separate these may seem odd, it is justified in the next section where I go over my implementation of hard links. <text:span text:style-name="T2">Given the contents of the ‘meta_data’ (md) structure it is easy to conclude that an ‘md’ does not know which data it is referring to, or which fcb is associated with it. FCBs determine their MDs by attaching the 5 characters ‘meta ’ (including whitespace) to their data id (which is called ‘data’ and is of type uuid). This concatenation results in a key that the database associates with a meta_data structure. Now, given an FCB, it’s data entry is the key to the file data in the database, and attaching ‘meta ’ makes it a key to the meta data.</text:span></text:p>
      <text:h text:style-name="Heading_20_2" text:outline-level="2">File Control Blocks and Meta Data</text:h>
      <text:p text:style-name="P3"><text:span text:style-name="T2">FCBs and MDs are used together to provide all the necessary functionality. The mode of a FCB tells whether a given file is regular or a directory and what are the access rights (permissions). The size of an MD associated with a regular file tells how many bytes there are in the file. The size of a folder is then the number of files it has (both regular ones and directories). Naturally, the filesystem operates on FCBs, but the operating system passes absolute paths as arguments to the FS functions. Therefore, I have implemented multiple ‘helper’ functions that determine the FCB for a given path and fetch it from the database. They provide parent FCBs, children, adding/creating FCBs in the tree, removing/deleting FCB’s in the tree, and similar access to the meta data of a file.</text:span></text:p>
      <table:table table:name="Table1" table:style-name="Table1">
        <table:table-column table:style-name="Table1.A"/>
        <table:table-column table:style-name="Table1.B" table:number-columns-repeated="3"/>
        <table:table-row>
          <table:table-cell table:style-name="Table1.A1" office:value-type="string">
            <text:p text:style-name="P18">D<text:span text:style-name="T5">atabase</text:span> key</text:p>
          </table:table-cell>
          <table:table-cell table:style-name="Table1.A1" office:value-type="string">
            <text:p text:style-name="P15">FCB’<text:span text:style-name="T7">s uuid</text:span></text:p>
          </table:table-cell>
          <table:table-cell table:style-name="Table1.A1" office:value-type="string">
            <text:p text:style-name="P16"><text:span text:style-name="T6">meta </text:span>data id</text:p>
          </table:table-cell>
          <table:table-cell table:style-name="Table1.D1" office:value-type="string">
            <text:p text:style-name="P16">data id</text:p>
          </table:table-cell>
        </table:table-row>
        <table:table-row>
          <table:table-cell table:style-name="Table1.A2" office:value-type="string">
            <text:p text:style-name="P17">Useful part of value</text:p>
          </table:table-cell>
          <table:table-cell table:style-name="Table1.A2" office:value-type="string">
            <text:p text:style-name="P16">data</text:p>
          </table:table-cell>
          <table:table-cell table:style-name="Table1.A2" office:value-type="string">
            <text:p text:style-name="P15">MD</text:p>
          </table:table-cell>
          <table:table-cell table:style-name="Table1.D2" office:value-type="string">
            <text:p text:style-name="P15">data</text:p>
          </table:table-cell>
        </table:table-row>
      </table:table>
      <text:p text:style-name="P6">The data inside the FCB gives the other two keys.</text:p>
      <text:h text:style-name="Heading_20_2" text:outline-level="2"><text:soft-page-break/>Macros</text:h>
      <text:p text:style-name="P4"><text:span text:style-name="T3">It is important to now describe the macros I have defined in ‘logging_macros.h’. They provide ‘wrapping’ to some common function calls. The ‘LOG_SOMETHING’ macros make a couple of if checks before actually invoking the logging function. This results in the effective application of filters to the log. If you do not wish to see the FCBs in the log, simply comment that part out of the ‘LOG’ constant. These macros use a variable called ‘iLog’. Each function that ever logs to the file is expected to define this variable. With it, one can control the individual logging of functions. The ‘TEST_CONDITION’ macro function receives three parameter that cause the following behaviour: if the ‘condition’ is true, log the ‘message’ as an error, and force a return with the ‘error’ code. This is commonly used when fetching data from the database. Lastly, the ‘CHECKED_CALL’ macro function calls a given function with the given arguments and if that function returns true, force a return with the same code. This is triggered when a ‘calle’ function returns as a result of TEST_CONDITION or another CHECKED_CALL. In such cases, an error is already logged and does not need to be logged again. All of these macros make reading the code easier. Note that ‘CHECKED_CALL’ starts with the use of a variable which may not have been defined at that point, thus you will see ‘int CHECKED_CALL(…...)’. Using regular functions will defeat the point of these macros – returning from the caller function rather than the calle.</text:span></text:p>
      <text:h text:style-name="Heading_20_2" text:outline-level="2">Functions orga<text:span text:style-name="T4">n</text:span>ization</text:h>
      <text:p text:style-name="P5">Similar to many library functions in c, my functions put the results of their computations in buffers passed as parameters and return 0 on success or an appropriate error code on failure. <text:span text:style-name="T8">Given the size of the myfs.c source file, I have separated the functions in the following categories: helper functions, required (w/ 3 subtypes) functions (for basic), extensions, not implemented, FUSE set up. The file ends with a section that attempted to implement caching but I ultimately ran out of time and couldn’t get it to work properly (more below). The respective header file has been mostly unchanged. A few macros related to size and a few ‘support’ functions for caching. Given the FCBs and the MDs, most functions simply retrieve an fcb or two, check access permissions, and copy data around (write/read buffers to/from unqulite).</text:span></text:p>
      <text:h text:style-name="Heading_20_2" text:outline-level="2">Directory Data</text:h>
      <text:p text:style-name="P7">I wish to take some time to write about how directories store their data. An entry in a directory is simply an array of characters. The first sixteen of them are the entry’s uuid, the rest are the entry’s path. The size of each entry is the sum of the two. I have not implemented a special struct for them, I am reading the entries ‘n’ characters at a time, where n is the aforementioned sum. The total size of this data is the number of entries (saved as MD.size) multiplied by the sum of the lengths of uuid and max path. <text:span text:style-name="T9">Saving the entries like that makes it easy to find a child given a parent, and to acquire <text:s/>uuids for fetching from the database.</text:span></text:p>
      <text:h text:style-name="Heading_20_1" text:outline-level="1"><text:soft-page-break/>Additional Features</text:h>
      <text:p text:style-name="P8">After implementing all the basic required functionality I looked into what other common functionality an FS provides.</text:p>
      <text:h text:style-name="Heading_20_2" text:outline-level="2">Hard Links</text:h>
      <text:p text:style-name="P8">I have implemented hard links which are the reason there’s a split between FCBs and MDs. Multiple FCBs can have the same ‘data’ field, thus they have the same data and share the same MD. The MD keeps track of how many FCBs are pointing to it (hard links). <text:span text:style-name="T10">Removing a file from the directory tree decrements that counter by one. Only once the counter reaches zero is the actual data removed from storage.</text:span></text:p>
      <text:h text:style-name="Heading_20_2" text:outline-level="2"><text:span text:style-name="T11">S</text:span>oft <text:span text:style-name="T11">L</text:span>inks</text:h>
      <text:p text:style-name="P9">A symbolic (soft) link file has the path <text:span text:style-name="T12">of </text:span>another file. <text:span text:style-name="T12">In terms of the unqulite database, a soft link’s data field is the key to a string of characters which represent the path of the other file. I first implemented it by storing the FCB itself but after debugging for a while, I realized that the operating system only wants the target path and since no ‘fuse_file_info’ structs are passed to the symlink and readlink functions, there is no point to store the FCB again. Storing the path made the implementation very easy. As per normal symbolic links, the size of such a file is the number of characters in the target path.</text:span></text:p>
      <text:h text:style-name="Heading_20_2" text:outline-level="2"><text:span text:style-name="T11">R</text:span>enaming <text:span text:style-name="T13">&amp; Moving</text:span></text:h>
      <text:p text:style-name="P10">Having hard links implemented, renaming (and moving) was simply the next natural step. It was as simple as: create a new file with the new path/name, set it to link to the same data, remove the old FCB and database entry <text:span text:style-name="T14">(unlink it)</text:span>. <text:span text:style-name="T15">Moving and renaming work the same way and make a common, useful operation.</text:span></text:p>
      <text:h text:style-name="Heading_20_2" text:outline-level="2"><text:span text:style-name="T11">P</text:span>ermissions</text:h>
      <text:p text:style-name="P11">The extension I spend most of my time on was file access permissions. Some of the functions receive flags from the operating system indicating the user’s intent. The open function invokes a function which checks whether the user is allowed to perform the specified operation and set the value of a file handle such that other functions that read it can <text:span text:style-name="T16">return </text:span>early if necessary. <text:span text:style-name="T17">Note that sometimes functions such as create and write are sometimes called without calling open beforehand. I added a check to tell if open has gone though the permissions. If it hasn’t, then no preventative measures are taken because the OS always sets the flag such that the handling function believes them valid. When the file handle is valid (after a call to open has been written in the fuse_file_info), <text:s/>the write function checks if the ‘nonseekable’ value is set. That is when the file is opened with the intent to append, the offset should start at the end of the file.</text:span></text:p>
      <text:h text:style-name="Heading_20_1" text:outline-level="1"><text:soft-page-break/>Testing</text:h>
      <text:p text:style-name="P12">I tested my filesystem via bash scripts that create and delete files and folder; edit and run executable files; change permissions; make links. At one point I realized that the scripts use my username and I would therefore be unable to add them to my submission (they were accessing /cs/scratch/&lt;username&gt;/mnt/). I know created a single tests.sh script that first retrieves the username of the current user and then runs all the tests in the aforementioned directory. The script tests all the required functionality as well as all the additional that I have implemented. I also tested my filesystem by writing to file, unmounting the FS, remounting, and opening the file. All tests were successful, proving the robustness of the system.</text:p>
      <text:h text:style-name="Heading_20_1" text:outline-level="1">Problems</text:h>
      <text:p text:style-name="P13">I did run onto several problems whilst implementing the filesystem. First, the flags that some of the functions receive are very different from the permission flags and getting my head around those took a while. Luckily, they are now fully functional.</text:p>
      <text:p text:style-name="P13">Second, symbolic links don’t work if the new file is located in a directory other than the current working directory. This is not a problem with my implementation but rather with the way linux handles soft links. Try running “touch a; mkdir dir; ln -s a dir/b; cat dir/b”. It will say file not found because of how Linux is interpreting the path in dir/b.</text:p>
      <text:p text:style-name="P14">Third, more of the opposite of a problem, my solution does not use malloc. No dynamic memory is ever taken and I rarely ran into memory related bugs.</text:p>
      <text:p text:style-name="P14">Finally, I attempted to implement caching but I am out of time. It is one of the more useful features of a filesystem and improves performance. I’m leaving in some commented code that shows my thinking on these.</text:p>
      <text:h text:style-name="Heading_20_1" text:outline-level="1">Limitations &amp; Possibilities</text:h>
      <text:p text:style-name="P14">There are, of course, multiple limitations and possibilities on my practical. The file size is fixed, although I am using the standard maximum file path for Linux. The limited size means limited file storage capabilities. The filesystem currently stores up to 4MB of data per file which can be loaded in memory. Larger files would need to be chunked, indexed and read/written in parts. This is a major extension that I would have loved to do. Finally, thread safety. All modern computers would be able to utilize a thread-safe filesystem for maximum performa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5d4e4b" officeooo:paragraph-rsid="005d4e4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S3104 Practical 2<text:tab/>150009974<text:tab/>29 Nov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7:48:47.170046479</meta:creation-date>
    <dc:date>2017-11-29T20:44:23.961772268</dc:date>
    <meta:editing-duration>PT2H44M57S</meta:editing-duration>
    <meta:editing-cycles>65</meta:editing-cycles>
    <meta:generator>LibreOffice/5.2.7.2$Linux_X86_64 LibreOffice_project/20$Build-2</meta:generator>
    <meta:document-statistic meta:table-count="1" meta:image-count="0" meta:object-count="0" meta:page-count="4" meta:paragraph-count="42" meta:word-count="1785" meta:character-count="10342" meta:non-whitespace-character-count="8596"/>
  </office:meta>
</office:document-meta>
</file>